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2236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2409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106">
      <style:table-cell-properties fo:border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</office:automatic-styles>
  <office:body>
    <office:spreadsheet>
      <table:table table:name="Control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number-columns-repeated="2" office:value-type="string">
            <text:p>Diagonal</text:p>
          </table:table-cell>
          <table:table-cell office:value-type="string">
            <text:p>moves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5"/>
          <table:table-cell table:number-columns-repeated="2" office:value-type="string">
            <text:p>Random</text:p>
          </table:table-cell>
          <table:table-cell office:value-type="string">
            <text:p>move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table:number-columns-repeated="2" office:value-type="string">
            <text:p>Knight</text:p>
          </table:table-cell>
          <table:table-cell office:value-type="string">
            <text:p>move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table:style-name="ce1" table:formula="oooc:=[.A1]" office:value-type="string" office:string-value="Diagonal">
            <text:p>Diagonal</text:p>
          </table:table-cell>
          <table:table-cell table:style-name="ce1" table:formula="oooc:=[.B1]" office:value-type="string" office:string-value="Diagonal">
            <text:p>Diagonal</text:p>
          </table:table-cell>
          <table:table-cell table:style-name="ce1" table:formula="oooc:=[.C1]" office:value-type="string" office:string-value="moves">
            <text:p>moves</text:p>
          </table:table-cell>
          <table:table-cell/>
          <table:table-cell table:style-name="ce1" table:formula="oooc:=[.E47]" office:value-type="string" office:string-value="Knight">
            <text:p>Knight</text:p>
          </table:table-cell>
          <table:table-cell table:style-name="ce1" table:formula="oooc:=[.F47]" office:value-type="string" office:string-value="Knight">
            <text:p>Knight</text:p>
          </table:table-cell>
          <table:table-cell table:style-name="ce1" table:formula="oooc:=[.G47]" office:value-type="string" office:string-value="moves">
            <text:p>moves</text:p>
          </table:table-cell>
          <table:table-cell/>
          <table:table-cell table:style-name="ce1" table:formula="oooc:=[.I16]" office:value-type="string" office:string-value="Random">
            <text:p>Random</text:p>
          </table:table-cell>
          <table:table-cell table:style-name="ce1" table:formula="oooc:=[.J16]" office:value-type="string" office:string-value="Random">
            <text:p>Random</text:p>
          </table:table-cell>
          <table:table-cell table:style-name="ce1" table:formula="oooc:=[.K16]" office:value-type="string" office:string-value="moves">
            <text:p>moves</text:p>
          </table:table-cell>
          <table:table-cell/>
        </table:table-row>
        <table:table-row table:style-name="ro1">
          <table:table-cell table:style-name="ce1" table:formula="oooc:=SUM([.A2:.A564])" office:value-type="float" office:value="277">
            <text:p>277</text:p>
          </table:table-cell>
          <table:table-cell table:style-name="ce1" table:formula="oooc:=SUM([.B2:.B564])" office:value-type="float" office:value="286">
            <text:p>286</text:p>
          </table:table-cell>
          <table:table-cell table:style-name="ce1" table:formula="oooc:=SUM([.C2:.C564])" office:value-type="float" office:value="32794">
            <text:p>32794</text:p>
          </table:table-cell>
          <table:table-cell table:style-name="ce3"/>
          <table:table-cell table:style-name="ce1" table:formula="oooc:=SUM([.E48:.E564])" office:value-type="float" office:value="274">
            <text:p>274</text:p>
          </table:table-cell>
          <table:table-cell table:style-name="ce1" table:formula="oooc:=SUM([.F48:.F564])" office:value-type="float" office:value="243">
            <text:p>243</text:p>
          </table:table-cell>
          <table:table-cell table:style-name="ce1" table:formula="oooc:=SUM([.G48:.G564])" office:value-type="float" office:value="30061">
            <text:p>30061</text:p>
          </table:table-cell>
          <table:table-cell table:style-name="ce3"/>
          <table:table-cell table:style-name="ce1" table:formula="oooc:=SUM([.I17:.I564])" office:value-type="float" office:value="277">
            <text:p>277</text:p>
          </table:table-cell>
          <table:table-cell table:style-name="ce1" table:formula="oooc:=SUM([.J17:.J564])" office:value-type="float" office:value="271">
            <text:p>271</text:p>
          </table:table-cell>
          <table:table-cell table:style-name="ce1" table:formula="oooc:=SUM([.K17:.K564])" office:value-type="float" office:value="31835">
            <text:p>31835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table:style-name="ce1" table:formula="oooc:=AVERAGE([.A2:.A564])" office:value-type="float" office:value="0.492007104795737">
            <text:p>0.49</text:p>
          </table:table-cell>
          <table:table-cell table:style-name="ce1" table:formula="oooc:=AVERAGE([.B2:.B564])" office:value-type="float" office:value="0.507992895204263">
            <text:p>0.51</text:p>
          </table:table-cell>
          <table:table-cell table:style-name="ce1" table:formula="oooc:=AVERAGE([.C2:.C564])" office:value-type="float" office:value="58.2486678507993">
            <text:p>58.25</text:p>
          </table:table-cell>
          <table:table-cell table:style-name="ce3"/>
          <table:table-cell table:style-name="ce1" table:formula="oooc:=AVERAGE([.E48:.E564])" office:value-type="float" office:value="0.529980657640232">
            <text:p>0.53</text:p>
          </table:table-cell>
          <table:table-cell table:style-name="ce1" table:formula="oooc:=AVERAGE([.F48:.F564])" office:value-type="float" office:value="0.470019342359768">
            <text:p>0.47</text:p>
          </table:table-cell>
          <table:table-cell table:style-name="ce1" table:formula="oooc:=AVERAGE([.G48:.G564])" office:value-type="float" office:value="58.1450676982592">
            <text:p>58.15</text:p>
          </table:table-cell>
          <table:table-cell table:style-name="ce3"/>
          <table:table-cell table:style-name="ce1" table:formula="oooc:=AVERAGE([.I17:.I564])" office:value-type="float" office:value="0.505474452554745">
            <text:p>0.51</text:p>
          </table:table-cell>
          <table:table-cell table:style-name="ce1" table:formula="oooc:=AVERAGE([.J17:.J564])" office:value-type="float" office:value="0.494525547445255">
            <text:p>0.49</text:p>
          </table:table-cell>
          <table:table-cell table:style-name="ce1" table:formula="oooc:=AVERAGE([.K17:.K564])" office:value-type="float" office:value="58.0930656934307">
            <text:p>58.09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2" table:formula="oooc:=STDEV([.A2:.A564])" office:value-type="float" office:value="0.500380694878491">
            <text:p>0.5004</text:p>
          </table:table-cell>
          <table:table-cell table:style-name="ce2" table:formula="oooc:=STDEV([.B2:.B564])" office:value-type="float" office:value="0.500380694878491">
            <text:p>0.5004</text:p>
          </table:table-cell>
          <table:table-cell table:style-name="ce2" table:formula="oooc:=STDEV([.C2:.C564])" office:value-type="float" office:value="12.2523283066511">
            <text:p>12.2523</text:p>
          </table:table-cell>
          <table:table-cell table:style-name="ce3"/>
          <table:table-cell table:style-name="ce2" table:formula="oooc:=STDEV([.E48:.E564])" office:value-type="float" office:value="0.499583741082342">
            <text:p>0.4996</text:p>
          </table:table-cell>
          <table:table-cell table:style-name="ce2" table:formula="oooc:=STDEV([.F48:.F564])" office:value-type="float" office:value="0.499583741082342">
            <text:p>0.4996</text:p>
          </table:table-cell>
          <table:table-cell table:style-name="ce2" table:formula="oooc:=STDEV([.G48:.G564])" office:value-type="float" office:value="12.376061533253">
            <text:p>12.3761</text:p>
          </table:table-cell>
          <table:table-cell table:style-name="ce3"/>
          <table:table-cell table:style-name="ce2" table:formula="oooc:=STDEV([.I17:.I564])" office:value-type="float" office:value="0.500426831785989">
            <text:p>0.5004</text:p>
          </table:table-cell>
          <table:table-cell table:style-name="ce2" table:formula="oooc:=STDEV([.J17:.J564])" office:value-type="float" office:value="0.500426831785989">
            <text:p>0.5004</text:p>
          </table:table-cell>
          <table:table-cell table:style-name="ce2" table:formula="oooc:=STDEV([.K17:.K564])" office:value-type="float" office:value="12.5139960875722">
            <text:p>12.5140</text:p>
          </table:table-cell>
          <table:table-cell table:style-name="ce1" office:value-type="string">
            <text:p>STDE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5">11/15/2008</text:date>, <text:time>01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11-14T21:47:53</meta:creation-date>
    <dc:creator>Steve Iannopollo</dc:creator>
    <dc:date>2008-11-15T01:14:39</dc:date>
    <dc:language>en-US</dc:language>
    <meta:editing-cycles>3</meta:editing-cycles>
    <meta:editing-duration>PT3H26M47S</meta:editing-duration>
    <meta:user-defined meta:name="Info 1"/>
    <meta:user-defined meta:name="Info 2"/>
    <meta:user-defined meta:name="Info 3"/>
    <meta:user-defined meta:name="Info 4"/>
    <meta:document-statistic meta:table-count="1" meta:cell-count="4932"/>
  </office:meta>
</office:document-meta>
</file>